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15F8C7CDC9E7BC965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254cm" fo:min-width="4.326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57cm" svg:x="1cm" svg:y="8.521cm">
          <draw:image xlink:href="Pictures/100000000000032000000215F8C7CDC9E7BC9653.jpg" xlink:type="simple" xlink:show="embed" xlink:actuate="onLoad">
            <text:p/>
          </draw:image>
        </draw:frame>
        <draw:custom-shape draw:style-name="gr2" draw:text-style-name="P1" draw:layer="layout" svg:width="6.858cm" svg:height="3.556cm" svg:x="2.016cm" svg:y="16.24cm">
          <text:p text:style-name="P1">Hey, we should</text:p>
          <text:p text:style-name="P1">collaborate!</text:p>
          <draw:enhanced-geometry svg:viewBox="0 0 21600 21600" draw:glue-points="10800 0 3160 3160 0 10800 3160 18440 10800 21600 18440 18440 21600 10800 18440 3160 ?f14 ?f15" draw:text-areas="3200 3200 18400 18400" draw:type="round-callout" draw:modifiers="5347.25178597463 -15302.7832443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09T14:53:01.091187361</dc:date>
    <dc:creator>James Hiebert</dc:creator>
    <meta:editing-duration>PT1M11S</meta:editing-duration>
    <meta:editing-cycles>1</meta:editing-cycles>
    <meta:document-statistic meta:object-count="2"/>
    <meta:generator>LibreOffice/5.1.2.2.0$Linux_X86_64 LibreOffice_project/10m0$Build-2</meta:generator>
  </office:meta>
</office:document-meta>
</file>